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7F0000017F7FD1C41461F2C639.png" manifest:media-type="image/png"/>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1" style:family="paragraph">
      <style:text-properties fo:font-size="22pt"/>
    </style:style>
    <style:style style:name="P2" style:family="paragraph">
      <loext:graphic-properties draw:fill-color="#ffffff"/>
      <style:text-properties fo:font-size="22pt"/>
    </style:style>
    <style:style style:name="P3" style:family="paragraph">
      <loext:graphic-properties draw:fill-color="#ffffff"/>
    </style:style>
    <style:style style:name="P4" style:family="paragraph">
      <style:text-properties fo:font-size="32pt" fo:font-weight="normal" style:font-size-asian="28pt" style:font-weight-asian="normal" style:font-size-complex="32pt"/>
    </style:style>
    <style:style style:name="P5" style:family="paragraph">
      <style:paragraph-properties fo:text-align="center"/>
    </style:style>
    <style:style style:name="T1" style:family="text">
      <style:text-properties fo:font-size="32pt" fo:font-weight="normal" style:font-size-asian="28pt" style:font-weight-asian="normal" style:font-size-complex="32pt"/>
    </style:style>
    <style:style style:name="T2" style:family="text">
      <style:text-properties fo:font-size="20pt" fo:font-weight="normal" style:font-size-asian="28pt" style:font-weight-asian="normal"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2" draw:layer="layout" svg:width="26cm" svg:height="5.5cm" svg:x="1cm" svg:y="14.5cm" presentation:class="subtitle">
          <draw:text-box>
            <text:p text:style-name="P1">2019/08/20</text:p>
            <text:p text:style-name="P1"/>
            <text:p text:style-name="P1">N.Saito</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4" draw:layer="layout" svg:width="26cm" svg:height="14cm" svg:x="1cm" svg:y="5.5cm" presentation:class="outline" presentation:user-transformed="true">
          <draw:text-box>
            <text:list text:style-name="L2">
              <text:list-item>
                <text:p text:style-name="P4"><text:span text:style-name="T1">Git</text:span><text:span text:style-name="T1">とは</text:span></text:p>
              </text:list-item>
              <text:list-item>
                <text:p text:style-name="P4"><text:span text:style-name="T1">Git</text:span><text:span text:style-name="T1">のしくみ</text:span></text:p>
              </text:list-item>
              <text:list-item>
                <text:p text:style-name="P4"><text:span text:style-name="T1">Git</text:span><text:span text:style-name="T1">を使うメリット</text:span></text:p>
              </text:list-item>
              <text:list-item>
                <text:p text:style-name="P4"><text:span text:style-name="T1">Git</text:span><text:span text:style-name="T1">導入</text:span></text:p>
                <text:p text:style-name="P4"><text:span text:style-name="T2">Windows</text:span></text:p>
                <text:p text:style-name="P4"><text:span text:style-name="T2">Mac</text:span></text:p>
                <text:p text:style-name="P4"><text:span text:style-name="T2">Linux</text:span></text:p>
              </text:list-item>
              <text:list-item>
                <text:p text:style-name="P4"><text:span text:style-name="T2">まとめ</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
              </text:list-item>
            </text:list>
          </draw:text-box>
        </draw:frame>
        <draw:frame draw:style-name="gr2" draw:text-style-name="P5" draw:layer="layout" svg:width="4.8cm" svg:height="4.8cm" svg:x="22.8cm" svg:y="5.2cm">
          <draw:image xlink:href="Pictures/100002010000017F0000017F7FD1C41461F2C63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3"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42M39S</meta:editing-duration>
    <meta:editing-cycles>7</meta:editing-cycles>
    <meta:generator>LibreOffice/6.0.7.3$Linux_X86_64 LibreOffice_project/00m0$Build-3</meta:generator>
    <dc:title>Midnightblue</dc:title>
    <dc:date>2019-08-19T15:29:00.926882335</dc:date>
    <meta:document-statistic meta:object-count="73"/>
  </office:meta>
</office:document-meta>
</file>